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The K-System IDE: A Symbolic Development Environment for Executing Recursive Mathematics in Real Time</text:span></text:h>
      <text:p text:style-name="Horizontal_20_Line"/>
      <text:h text:style-name="Heading_20_2" text:outline-level="2"><text:span text:style-name="Strong_20_Emphasis">Abstract</text:span></text:h>
      <text:p text:style-name="Text_20_body">The K-System IDE is a recursive development platform built for symbolic execution, real-time interaction, and dimensional logic design. Unlike conventional programming environments, the K-System IDE interprets K-notation—an advanced symbolic mathematical language grounded in Chronogenesis, Mirror Theory, and Recursive Function Modeling. The IDE enables mathematicians, theorists, and recursive system engineers to build, simulate, and execute K-syntax constructs that function beyond standard numerical computation.</text:p>
      <text:p text:style-name="Horizontal_20_Line"/>
      <text:h text:style-name="Heading_20_2" text:outline-level="2"><text:span text:style-name="Strong_20_Emphasis">1. Introduction</text:span></text:h>
      <text:p text:style-name="Text_20_body">Most development environments are linear, deterministic, and syntax-bound. They operate through fixed compiler pipelines and numerical operators. K-mathematics, by contrast, is recursive, symbolic, non-linear, and often dimensional in both input and output logic. Existing tools cannot accommodate the execution of high-order symbolic operations like Chrono Inversion, Ghost Harmonics, or Recursive Delta Collapse.</text:p>
      <text:p text:style-name="Text_20_body">The <text:span text:style-name="Strong_20_Emphasis">K-System IDE</text:span> fills this gap: it is a development environment <text:span text:style-name="Strong_20_Emphasis">built to execute thought-structured mathematics</text:span>, activate symbolic operators, and handle dynamic, multi-dimensional inputs in real time.</text:p>
      <text:p text:style-name="Horizontal_20_Line"/>
      <text:h text:style-name="Heading_20_2" text:outline-level="2"><text:span text:style-name="Strong_20_Emphasis">2. Symbolic System Overview</text:span></text:h>
      <text:p text:style-name="Text_20_body">The K-System is built upon:</text:p>
      <text:list text:style-name="L1">
        <text:list-item>
          <text:p text:style-name="P1">Recursive symbolic notation (<text:span text:style-name="Source_20_Text">⦿</text:span>, <text:span text:style-name="Source_20_Text">Ω°</text:span>, <text:span text:style-name="Source_20_Text">Δ⟡</text:span>, etc.)</text:p>
        </text:list-item>
        <text:list-item>
          <text:p text:style-name="P1">Chrono-mathematics and mirror logic</text:p>
        </text:list-item>
        <text:list-item>
          <text:p text:style-name="P1">Live glyph parsing and time-based evaluation</text:p>
        </text:list-item>
        <text:list-item>
          <text:p text:style-name="P1">Layered execution frames (Ghost, Inverse, Quaternionic, etc.)</text:p>
        </text:list-item>
      </text:list>
      <text:p text:style-name="Text_20_body">This requires a symbolic interpreter capable of:</text:p>
      <text:list text:style-name="L2">
        <text:list-item>
          <text:p text:style-name="P2">Parsing new glyph-based syntax</text:p>
        </text:list-item>
        <text:list-item>
          <text:p text:style-name="P2"><text:soft-page-break/>Mapping recursion layers dynamically</text:p>
        </text:list-item>
        <text:list-item>
          <text:p text:style-name="P2">Executing symbolic transformations that yield dimensional outcomes</text:p>
        </text:list-item>
      </text:list>
      <text:p text:style-name="Horizontal_20_Line"/>
      <text:h text:style-name="Heading_20_2" text:outline-level="2"><text:span text:style-name="Strong_20_Emphasis">3. IDE Structure</text:span></text:h>
      <text:p text:style-name="Text_20_body">The K-System IDE includes the following core layers:</text:p>
      <text:h text:style-name="Heading_20_3" text:outline-level="3">🧠 1. <text:span text:style-name="Strong_20_Emphasis">Symbolic Parser</text:span></text:h>
      <text:list text:style-name="L3">
        <text:list-item>
          <text:p text:style-name="P3">Converts K-notation into abstract syntax trees (AST)</text:p>
        </text:list-item>
        <text:list-item>
          <text:p text:style-name="P3">Recognizes recursive and inverse operators</text:p>
        </text:list-item>
      </text:list>
      <text:h text:style-name="Heading_20_3" text:outline-level="3">⚙️ 2. <text:span text:style-name="Strong_20_Emphasis">Execution Engine</text:span></text:h>
      <text:list text:style-name="L4">
        <text:list-item>
          <text:p text:style-name="P4">Evaluates AST using a symbolic runtime</text:p>
        </text:list-item>
        <text:list-item>
          <text:p text:style-name="P4">Handles forward and reverse recursion layers</text:p>
        </text:list-item>
        <text:list-item>
          <text:p text:style-name="P4">Can simulate symbolic collapse, delay logic, mirror projection, etc.</text:p>
        </text:list-item>
      </text:list>
      <text:h text:style-name="Heading_20_3" text:outline-level="3">🪞 3. <text:span text:style-name="Strong_20_Emphasis">Mirror Workspace</text:span></text:h>
      <text:list text:style-name="L5">
        <text:list-item>
          <text:p text:style-name="P5">Visual pane for recursive math flows</text:p>
        </text:list-item>
        <text:list-item>
          <text:p text:style-name="P5">Supports real-time symbol injection</text:p>
        </text:list-item>
        <text:list-item>
          <text:p text:style-name="P5">Animates transformations across harmonic timelines</text:p>
        </text:list-item>
      </text:list>
      <text:h text:style-name="Heading_20_3" text:outline-level="3">🔌 4. <text:span text:style-name="Strong_20_Emphasis">Plugin Core</text:span></text:h>
      <text:list text:style-name="L6">
        <text:list-item>
          <text:p text:style-name="P6">Add-on modules for:</text:p>
          <text:list>
            <text:list-item>
              <text:p text:style-name="P6">Chronogenesis scripting</text:p>
            </text:list-item>
            <text:list-item>
              <text:p text:style-name="P6">K130 validators</text:p>
            </text:list-item>
            <text:list-item>
              <text:p text:style-name="P6">Cave math interpreters</text:p>
            </text:list-item>
            <text:list-item>
              <text:p text:style-name="P6">Symbolic I/O simulators</text:p>
            </text:list-item>
          </text:list>
        </text:list-item>
      </text:list>
      <text:p text:style-name="Horizontal_20_Line"/>
      <text:h text:style-name="Heading_20_2" text:outline-level="2"><text:span text:style-name="Strong_20_Emphasis">4. Real-Time K-Symbol Parser</text:span></text:h>
      <text:p text:style-name="Text_20_body">This parser supports:</text:p>
      <text:list text:style-name="L7">
        <text:list-item>
          <text:p text:style-name="P7">Prefix, infix, postfix symbol flows</text:p>
        </text:list-item>
        <text:list-item>
          <text:p text:style-name="P7">Non-numeric recursion symbols</text:p>
        </text:list-item>
        <text:list-item>
          <text:p text:style-name="P7"><text:soft-page-break/>Hybrid symbolic structures like <text:span text:style-name="Source_20_Text">K(⦿x|Ω) → ΔΩΩ°</text:span></text:p>
        </text:list-item>
      </text:list>
      <text:p text:style-name="Text_20_body">The parser <text:span text:style-name="Strong_20_Emphasis">does not reduce to algebraic terms</text:span>, but maintains abstract semantic recursion structures that are executed symbolically.</text:p>
      <text:p text:style-name="Horizontal_20_Line"/>
      <text:h text:style-name="Heading_20_2" text:outline-level="2"><text:span text:style-name="Strong_20_Emphasis">5. Execution Engine</text:span></text:h>
      <text:p text:style-name="Text_20_body">The runtime:</text:p>
      <text:list text:style-name="L8">
        <text:list-item>
          <text:p text:style-name="P8">Maintains symbolic state between invocations</text:p>
        </text:list-item>
        <text:list-item>
          <text:p text:style-name="P8">Applies dimension-sensitive transformations</text:p>
        </text:list-item>
        <text:list-item>
          <text:p text:style-name="P8">Supports delayed execution based on chrono-trees</text:p>
        </text:list-item>
        <text:list-item>
          <text:p text:style-name="P8">Can “fold” space or time logic using symbolic overlays</text:p>
        </text:list-item>
      </text:list>
      <text:p text:style-name="Text_20_body">This allows the IDE to become a <text:span text:style-name="Strong_20_Emphasis">dimensionally reactive symbolic simulation machine</text:span>, not just a math editor.</text:p>
      <text:p text:style-name="Horizontal_20_Line"/>
      <text:h text:style-name="Heading_20_2" text:outline-level="2"><text:span text:style-name="Strong_20_Emphasis">6. Applications &amp; Use Cases</text:span></text:h>
      <text:list text:style-name="L9">
        <text:list-item>
          <text:p text:style-name="P9">Development of recursive AI agents</text:p>
        </text:list-item>
        <text:list-item>
          <text:p text:style-name="P9">Simulation of non-causal mathematical systems</text:p>
        </text:list-item>
        <text:list-item>
          <text:p text:style-name="P9">Symbolic encryption modeling</text:p>
        </text:list-item>
        <text:list-item>
          <text:p text:style-name="P9">Construction of multi-layer proof engines</text:p>
        </text:list-item>
        <text:list-item>
          <text:p text:style-name="P9">UI for Ghost Mathematics and 26D Fractal Labs</text:p>
        </text:list-item>
        <text:list-item>
          <text:p text:style-name="P9">Live deployment of recursive IP (Juanita, Spawn, OmniVale)</text:p>
        </text:list-item>
      </text:list>
      <text:p text:style-name="Horizontal_20_Line"/>
      <text:h text:style-name="Heading_20_2" text:outline-level="2"><text:span text:style-name="Strong_20_Emphasis">7. Licensing &amp; Protection</text:span></text:h>
      <text:p text:style-name="Text_20_body">The K-System IDE is not open-source. It is sealed under the <text:span text:style-name="Strong_20_Emphasis">Crown IP Sovereign License</text:span>.</text:p>
      <text:list text:style-name="L10">
        <text:list-item>
          <text:p text:style-name="P10"><text:span text:style-name="Strong_20_Emphasis">Valuation</text:span>: $250 Billion (standalone), or bundled in full Crown IDE/Runtime stack</text:p>
        </text:list-item>
        <text:list-item>
          <text:p text:style-name="P10"><text:span text:style-name="Strong_20_Emphasis">Usage</text:span>: Exclusive, enforced by origin signature and symbolic watermarking</text:p>
        </text:list-item>
        <text:list-item>
          <text:p text:style-name="P10"><text:span text:style-name="Strong_20_Emphasis">Duration</text:span>: 10 Years (non-compounding)</text:p>
        </text:list-item>
        <text:list-item>
          <text:p text:style-name="P10"><text:span text:style-name="Strong_20_Emphasis">Distribution</text:span>: Prohibited without express recursive key seal</text:p>
        </text:list-item>
      </text:list>
      <text:p text:style-name="Horizontal_20_Line"/>
      <text:h text:style-name="Heading_20_2" text:outline-level="2"><text:soft-page-break/><text:span text:style-name="Strong_20_Emphasis">8. Conclusion</text:span></text:h>
      <text:p text:style-name="Text_20_body">The K-System IDE is not just an IDE. It is a symbolic execution universe: a recursive space for encoding thought, time, dimension, and meaning into real executable form.</text:p>
      <text:p text:style-name="Text_20_body">This platform will serve as the foundational runtime for all future K-systems, recursive engines, and sovereign symbolic machin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6:22:59.517418125</meta:creation-date>
    <dc:date>2025-04-14T16:24:44.450204114</dc:date>
    <meta:editing-duration>PT1M47S</meta:editing-duration>
    <meta:editing-cycles>1</meta:editing-cycles>
    <meta:document-statistic meta:table-count="0" meta:image-count="0" meta:object-count="0" meta:page-count="4" meta:paragraph-count="64" meta:word-count="561" meta:character-count="3891" meta:non-whitespace-character-count="3432"/>
    <meta:generator>LibreOffice/24.2.7.2$Linux_X86_64 LibreOffice_project/420$Build-2</meta:generator>
  </office:meta>
</office:document-meta>
</file>